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48in" fo:margin-right="0in" fo:margin-top="0in" fo:margin-bottom="0in" fo:text-indent="0.2402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1">
      <style:paragraph-properties fo:margin-left="0.4957in" fo:margin-right="0in" fo:margin-top="0in" fo:margin-bottom="0in" fo:text-indent="-0.248in" style:auto-text-indent="false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e EXAM 3.1.6</text:p>
      <text:p text:style-name="Standard">Stáhnout z exam-ta.de, sekce downloads, nutná registrace. Produkt all-in-one.</text:p>
      <text:p text:style-name="Standard">Při stáhnutí .exe se sama zkonfiguruje databáze. V Choose Components zaškrtnout EXAM, EXAM_SA (standalone – generuje pythonovský kód), python 2.5 a Site-Packeges a POstgreSQL 8.4.8 databázi. Ponechat výchozí nastavení databáze: core <text:span text:style-name="T1">&amp;</text:span>exam.</text:p>
      <text:p text:style-name="Standard">Nový projekt v EXAM 3.16 a konfigurace</text:p>
      <text:p text:style-name="Standard">Nový projekt</text:p>
      <text:list xml:id="list6275316090997244677" text:style-name="WWNum1">
        <text:list-item>
          <text:p text:style-name="P3">Přepnutí do ADMIN perspektivy</text:p>
        </text:list-item>
        <text:list-item>
          <text:p text:style-name="P3">V Model Browser pravým klikem New – New Admin </text:p>
        </text:list-item>
        <text:list-item>
          <text:p text:style-name="P5">Project Name: Libovolný</text:p>
        </text:list-item>
      </text:list>
      <text:p text:style-name="P1">DB Type: PostgreSQL</text:p>
      <text:p text:style-name="List_20_Paragraph">DB Host: localhost</text:p>
      <text:p text:style-name="List_20_Paragraph">DB Port: 5432</text:p>
      <text:p text:style-name="List_20_Paragraph">DB Schema: core</text:p>
      <text:p text:style-name="List_20_Paragraph">DB Username: core</text:p>
      <text:p text:style-name="List_20_Paragraph">DB Password: exam</text:p>
      <text:p text:style-name="List_20_Paragraph">CodeSyncPath: Libovolná (musí to být prázdná složka, budou se do ni generovat pythonovské kódy, vše ostatní bude smazáno)</text:p>
      <text:p text:style-name="List_20_Paragraph">CodeSync: on (nejdříve nutno odškrtnout CodeSyncInitiallyOff)</text:p>
      <text:p text:style-name="List_20_Paragraph">CodeSyncInitiallyOff: nezaškrtnuto</text:p>
      <text:list xml:id="list31177970" text:continue-numbering="true" text:style-name="WWNum1">
        <text:list-item>
          <text:p text:style-name="P3">Next – Konfigurace Messaging for a new Database, zde nic nenastavovat, pouze kliknout na Next</text:p>
        </text:list-item>
        <text:list-item>
          <text:p text:style-name="P3">Login to establish connection. Zde odškrtnout Install Generator (ten je již obsažen v EXAM_SA)</text:p>
        </text:list-item>
        <text:list-item>
          <text:p text:style-name="P3">Chyba – generátor pythonu prý není akční, spraví se to zavřením a opětovným otevřením projektu (v Admin perspektivě v Model Browseru)</text:p>
        </text:list-item>
        <text:list-item>
          <text:p text:style-name="P3">Update modelu: admin perspektiva, pravý klik na projekt a Update – Model</text:p>
        </text:list-item>
        <text:list-item>
          <text:p text:style-name="P3">Vybrat části, které chcete importovat do projektu (doporučuji _1_core.zip) a Finish</text:p>
        </text:list-item>
      </text:list>
      <text:p text:style-name="Standard">Nový report manažer</text:p>
      <text:list xml:id="list8262592985129274024" text:style-name="WWNum2">
        <text:list-item>
          <text:p text:style-name="P4">Zvolím Reportmanager perspektivu</text:p>
        </text:list-item>
        <text:list-item>
          <text:p text:style-name="P4">V Report Model Broswer pravým klikem New – Report Project</text:p>
        </text:list-item>
        <text:list-item>
          <text:p text:style-name="P4"><text:soft-page-break/>Name: volitelné</text:p>
        </text:list-item>
      </text:list>
      <text:p text:style-name="List_20_Paragraph">Type of Database: PostgreSQL</text:p>
      <text:p text:style-name="List_20_Paragraph">Host: localhost</text:p>
      <text:p text:style-name="List_20_Paragraph">Port: 5432</text:p>
      <text:p text:style-name="List_20_Paragraph">Schema: exam_rmdb</text:p>
      <text:p text:style-name="List_20_Paragraph">DB User Name: exam_rmdb</text:p>
      <text:p text:style-name="List_20_Paragraph">DB User Password: exam</text:p>
      <text:list xml:id="list31198876" text:continue-numbering="true" text:style-name="WWNum2">
        <text:list-item>
          <text:p text:style-name="P4">Test connectivity – OK to recreate database</text:p>
        </text:list-item>
        <text:list-item>
          <text:p text:style-name="P4">Finish</text:p>
        </text:list-item>
      </text:list>
      <text:p text:style-name="Standard">Aktivace generátorů<text:span text:style-name="T1">!</text:span><text:bookmark text:name="_GoBack"/></text:p>
      <text:p text:style-name="Standard">Konfigurace report manažeru</text:p>
      <text:p text:style-name="Standard">Windows – Preferences</text:p>
      <text:p text:style-name="Standard">EXAM – Testrunner – Report Target: vyber Report Project na založený report manažer projekt</text:p>
      <text:p text:style-name="Standard">(Je-li potřeba: EXAM fix pomocí Microsoft Application Compatibility Toolkit - RunAsInvok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cs" fo:country="CZ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</meta:initial-creator>
    <meta:editing-cycles>19</meta:editing-cycles>
    <meta:creation-date>2013-07-22T12:51:00</meta:creation-date>
    <dc:date>2013-08-20T11:04:53.85</dc:date>
    <meta:editing-duration>PT2M7S</meta:editing-duration>
    <meta:generator>OpenOffice.org/3.4.1$Win32 OpenOffice.org_project/341m1$Build-9593</meta:generator>
    <meta:document-statistic meta:table-count="0" meta:image-count="0" meta:object-count="0" meta:page-count="2" meta:paragraph-count="39" meta:word-count="276" meta:character-count="18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